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300000099F2D9AD824130636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verpass" svg:font-family="Overpass" style:font-pitch="variable"/>
    <style:font-face style:name="Overpass1" svg:font-family="Overpass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10.392cm" fo:min-width="23.142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3cm" fo:min-width="2.3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3cm" fo:min-width="6.1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3cm" fo:min-width="16.18c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3.11cm" fo:min-width="0cm" fo:padding-top="0.165cm" fo:padding-bottom="0.165cm" fo:padding-left="0.29cm" fo:padding-right="0.29cm" fo:wrap-option="wrap"/>
    </style:style>
    <style:style style:name="gr7" style:family="graphic" style:parent-style-name="standard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top" draw:auto-grow-height="false" fo:min-height="2.492cm" fo:min-width="14.242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1.179cm"/>
      <style:paragraph-properties style:writing-mode="lr-tb"/>
    </style:style>
    <style:style style:name="P1" style:family="paragraph">
      <style:paragraph-properties fo:text-align="end" style:writing-mode="lr-tb"/>
      <style:text-properties fo:color="#ffffff" loext:opacity="100%"/>
    </style:style>
    <style:style style:name="P2" style:family="paragraph">
      <loext:graphic-properties draw:fill-color="#1f2c23"/>
      <style:paragraph-properties fo:text-align="end" style:writing-mode="lr-tb"/>
      <style:text-properties fo:color="#ffffff" loext:opacity="100%"/>
    </style:style>
    <style:style style:name="P3" style:family="paragraph">
      <style:paragraph-properties fo:text-align="center" style:writing-mode="lr-tb"/>
      <style:text-properties fo:color="#ffffff" loext:opacity="100%"/>
    </style:style>
    <style:style style:name="P4" style:family="paragraph">
      <loext:graphic-properties draw:fill-color="#374d3d"/>
      <style:paragraph-properties fo:text-align="center" style:writing-mode="lr-tb"/>
      <style:text-properties fo:color="#ffffff" loext:opacity="100%"/>
    </style:style>
    <style:style style:name="P5" style:family="paragraph">
      <style:paragraph-properties fo:text-align="center" style:writing-mode="lr-tb"/>
      <style:text-properties fo:color="#ffffff" loext:opacity="100%" fo:font-weight="bold"/>
    </style:style>
    <style:style style:name="P6" style:family="paragraph">
      <loext:graphic-properties draw:fill-color="#374d3d"/>
      <style:paragraph-properties fo:text-align="center" style:writing-mode="lr-tb"/>
      <style:text-properties fo:color="#ffffff" loext:opacity="100%" fo:font-weight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idden Connections</presentation:footer-decl>
      <presentation:date-time-decl presentation:name="dtd1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2" draw:layer="layout" svg:width="24cm" svg:height="11cm" svg:x="2cm" svg:y="1.2cm">
          <text:p text:style-name="P1"><text:span text:style-name="T1">Host Mach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0.8cm" svg:y="3.8cm">
          <text:p text:style-name="P3"><text:span text:style-name="T1">Apache </text:span></text:p>
          <text:p text:style-name="P3"><text:span text:style-name="T1">Kaf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1" draw:id="id1" draw:layer="layout" svg:width="6.8cm" svg:height="1cm" svg:x="9.4cm" svg:y="0.4cm">
          <text:p text:style-name="P5"><text:span text:style-name="T2">HTTP(S) : &lt;service&gt;.host.l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0.8cm" svg:y="5cm">
          <text:p text:style-name="P3"><text:span text:style-name="T1">Apache </text:span></text:p>
          <text:p text:style-name="P3"><text:span text:style-name="T1">Artem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3.8cm">
          <text:p text:style-name="P3"><text:span text:style-name="T1">Keycloa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6.2cm">
          <text:p text:style-name="P3"><text:span text:style-name="T1">Docker </text:span></text:p>
          <text:p text:style-name="P3"><text:span text:style-name="T1">Regis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5cm">
          <text:p text:style-name="P3"><text:span text:style-name="T1">Por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7.6cm" svg:y="3.8cm">
          <text:p text:style-name="P3"><text:span text:style-name="T1">Nex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8.6cm">
          <text:p text:style-name="P3"><text:span text:style-name="T1">Promethe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" draw:id="id2" draw:layer="layout" svg:width="16.8cm" svg:height="1cm" svg:x="4.4cm" svg:y="2.4cm">
          <text:p text:style-name="P3"><text:span text:style-name="T1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7.4cm">
          <text:p text:style-name="P3"><text:span text:style-name="T1">Grafana </text:span></text:p>
          <text:p text:style-name="P3"><text:span text:style-name="T1">Lok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3.8cm">
          <text:p text:style-name="P3"><text:span text:style-name="T1">Grafa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" draw:id="id5" draw:layer="layout" svg:width="3cm" svg:height="1cm" svg:x="21.8cm" svg:y="3.8cm">
          <text:p text:style-name="P3"><text:span text:style-name="T1">Postgr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12.8cm" svg:y1="1.4cm" svg:x2="12.8cm" svg:y2="2.4cm" draw:start-shape="id1" draw:start-glue-point="2" draw:end-shape="id2" draw:end-glue-point="0" svg:d="M12800 1400v1000" svg:viewBox="0 0 1 1001">
          <text:p/>
        </draw:connector>
        <draw:custom-shape draw:style-name="gr2" draw:text-style-name="P4" draw:layer="layout" svg:width="3cm" svg:height="1cm" svg:x="4.4cm" svg:y="7.4cm">
          <text:p text:style-name="P3"><text:span text:style-name="T1">Docker </text:span></text:p>
          <text:p text:style-name="P3"><text:span text:style-name="T1">Registry 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5cm">
          <text:p text:style-name="P3"><text:span text:style-name="T1">Grafana</text:span></text:p>
          <text:p text:style-name="P3"><text:span text:style-name="T1">Enterpri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3cm" svg:height="1cm" svg:x="21.8cm" svg:y="0.4cm">
          <text:p text:style-name="P3"><text:span text:style-name="T1">Host 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23.3cm" svg:y1="1.4cm" svg:x2="23.3cm" svg:y2="2.4cm" draw:start-shape="id3" draw:start-glue-point="2" draw:end-shape="id4" draw:end-glue-point="5" svg:d="M23300 1400v1000" svg:viewBox="0 0 1 1001">
          <text:p/>
        </draw:connector>
        <draw:custom-shape draw:style-name="gr6" draw:text-style-name="P7" xml:id="id4" draw:id="id4" draw:layer="layout" svg:width="0.8cm" svg:height="3.8cm" draw:transform="rotate (-1.5707963267949) translate (25.2cm 2.4cm)">
          <text:p/>
          <draw:enhanced-geometry svg:viewBox="0 0 21600 21600" draw:glue-points="21600 0 0 10800 21600 21600" draw:text-areas="6350 ?f3 21600 ?f4" draw:type="left-bracket" draw:modifiers="2046.86648501362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" draw:text-style-name="P4" xml:id="id6" draw:id="id6" draw:layer="layout" svg:width="3cm" svg:height="1cm" svg:x="17.2cm" svg:y="3.8cm">
          <text:p text:style-name="P3"><text:span text:style-name="T1">Adm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21.8cm" svg:y1="4.3cm" svg:x2="20.2cm" svg:y2="4.3cm" draw:start-shape="id5" draw:end-shape="id6" svg:d="M21800 4300h-1600" svg:viewBox="0 0 1601 1">
          <text:p/>
        </draw:connector>
        <draw:custom-shape draw:style-name="gr2" draw:text-style-name="P4" xml:id="id7" draw:id="id7" draw:layer="layout" svg:width="3cm" svg:height="1cm" svg:x="14cm" svg:y="11cm">
          <text:p text:style-name="P3"><text:span text:style-name="T1">Grafana </text:span></text:p>
          <text:p text:style-name="P3"><text:span text:style-name="T1">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9.8cm">
          <text:p text:style-name="P3"><text:span text:style-name="T1">Promt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8" draw:id="id8" draw:layer="layout" svg:width="15cm" svg:height="3cm" svg:x="8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15.5cm" svg:y1="12cm" svg:x2="15.5cm" svg:y2="12.4cm" draw:start-shape="id7" draw:start-glue-point="2" draw:end-shape="id8" draw:end-glue-point="0" svg:d="M15500 12000v400" svg:viewBox="0 0 1 401">
          <text:p/>
        </draw:connector>
        <draw:frame draw:style-name="gr8" draw:text-style-name="P7" draw:layer="layout" svg:width="14.608cm" svg:height="2.4cm" svg:x="8.2cm" svg:y="12.6cm">
          <draw:image xlink:href="Pictures/10000001000003A300000099F2D9AD8241306363.png" xlink:type="simple" xlink:show="embed" xlink:actuate="onLoad" draw:mime-type="image/png">
            <text:p/>
          </draw:image>
        </draw:frame>
        <draw:custom-shape draw:style-name="gr2" draw:text-style-name="P4" draw:layer="layout" svg:width="3cm" svg:height="1cm" svg:x="14cm" svg:y="6.2cm">
          <text:p text:style-name="P3"><text:span text:style-name="T1">Grafana </text:span></text:p>
          <text:p text:style-name="P3"><text:span text:style-name="T1">Nightly Buil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6.932cm" svg:height="9.524cm" svg:x="1.058cm" svg:y="1.93cm" draw:page-number="1" presentation:class="page"/>
          <draw:frame presentation:style-name="pr1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2" draw:layer="layout" svg:width="24cm" svg:height="11cm" svg:x="2cm" svg:y="1.2cm">
          <text:p text:style-name="P1"><text:span text:style-name="T1">Host Mach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0.8cm" svg:y="3.8cm">
          <text:p text:style-name="P3"><text:span text:style-name="T1">Apache </text:span></text:p>
          <text:p text:style-name="P3"><text:span text:style-name="T1">Kaf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9" draw:id="id9" draw:layer="layout" svg:width="6.8cm" svg:height="1cm" svg:x="9.4cm" svg:y="0.4cm">
          <text:p text:style-name="P5"><text:span text:style-name="T2">HTTP(S) : &lt;service&gt;.host.l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0.8cm" svg:y="5cm">
          <text:p text:style-name="P3"><text:span text:style-name="T1">Apache </text:span></text:p>
          <text:p text:style-name="P3"><text:span text:style-name="T1">Artem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3.8cm">
          <text:p text:style-name="P3"><text:span text:style-name="T1">Keycloa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6.2cm">
          <text:p text:style-name="P3"><text:span text:style-name="T1">Docker </text:span></text:p>
          <text:p text:style-name="P3"><text:span text:style-name="T1">Regis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4.4cm" svg:y="5cm">
          <text:p text:style-name="P3"><text:span text:style-name="T1">Por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7.6cm" svg:y="3.8cm">
          <text:p text:style-name="P3"><text:span text:style-name="T1">Nex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8.6cm">
          <text:p text:style-name="P3"><text:span text:style-name="T1">Promethe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0" draw:id="id10" draw:layer="layout" svg:width="16.8cm" svg:height="1cm" svg:x="4.4cm" svg:y="2.4cm">
          <text:p text:style-name="P3"><text:span text:style-name="T1">Traef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7.4cm">
          <text:p text:style-name="P3"><text:span text:style-name="T1">Grafana </text:span></text:p>
          <text:p text:style-name="P3"><text:span text:style-name="T1">Lok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3.8cm">
          <text:p text:style-name="P3"><text:span text:style-name="T1">Grafa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3" draw:id="id13" draw:layer="layout" svg:width="3cm" svg:height="1cm" svg:x="21.8cm" svg:y="3.8cm">
          <text:p text:style-name="P3"><text:span text:style-name="T1">Postgr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12.8cm" svg:y1="1.4cm" svg:x2="12.8cm" svg:y2="2.4cm" draw:start-shape="id9" draw:start-glue-point="2" draw:end-shape="id10" draw:end-glue-point="0" svg:d="M12800 1400v1000" svg:viewBox="0 0 1 1001">
          <text:p/>
        </draw:connector>
        <draw:custom-shape draw:style-name="gr2" draw:text-style-name="P4" draw:layer="layout" svg:width="3cm" svg:height="1cm" svg:x="4.4cm" svg:y="7.4cm">
          <text:p text:style-name="P3"><text:span text:style-name="T1">Docker </text:span></text:p>
          <text:p text:style-name="P3"><text:span text:style-name="T1">Registry 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5cm">
          <text:p text:style-name="P3"><text:span text:style-name="T1">Grafana</text:span></text:p>
          <text:p text:style-name="P3"><text:span text:style-name="T1">Enterpri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1" draw:id="id11" draw:layer="layout" svg:width="3cm" svg:height="1cm" svg:x="21.8cm" svg:y="0.4cm">
          <text:p text:style-name="P3"><text:span text:style-name="T1">Host 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23.3cm" svg:y1="1.4cm" svg:x2="23.3cm" svg:y2="2.4cm" draw:start-shape="id11" draw:start-glue-point="2" draw:end-shape="id12" draw:end-glue-point="5" svg:d="M23300 1400v1000" svg:viewBox="0 0 1 1001">
          <text:p/>
        </draw:connector>
        <draw:custom-shape draw:style-name="gr6" draw:text-style-name="P7" xml:id="id12" draw:id="id12" draw:layer="layout" svg:width="0.8cm" svg:height="3.8cm" draw:transform="rotate (-1.5707963267949) translate (25.2cm 2.4cm)">
          <text:p/>
          <draw:enhanced-geometry svg:viewBox="0 0 21600 21600" draw:glue-points="21600 0 0 10800 21600 21600" draw:text-areas="6350 ?f3 21600 ?f4" draw:type="left-bracket" draw:modifiers="2046.86648501362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" draw:text-style-name="P4" xml:id="id14" draw:id="id14" draw:layer="layout" svg:width="3cm" svg:height="1cm" svg:x="17.2cm" svg:y="3.8cm">
          <text:p text:style-name="P3"><text:span text:style-name="T1">Adm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21.8cm" svg:y1="4.3cm" svg:x2="20.2cm" svg:y2="4.3cm" draw:start-shape="id13" draw:end-shape="id14" svg:d="M21800 4300h-1600" svg:viewBox="0 0 1601 1">
          <text:p/>
        </draw:connector>
        <draw:custom-shape draw:style-name="gr2" draw:text-style-name="P4" xml:id="id15" draw:id="id15" draw:layer="layout" svg:width="3cm" svg:height="1cm" svg:x="14cm" svg:y="11cm">
          <text:p text:style-name="P3"><text:span text:style-name="T1">Grafana </text:span></text:p>
          <text:p text:style-name="P3"><text:span text:style-name="T1">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cm" svg:height="1cm" svg:x="14cm" svg:y="9.8cm">
          <text:p text:style-name="P3"><text:span text:style-name="T1">Promt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6" draw:id="id16" draw:layer="layout" svg:width="15cm" svg:height="3cm" svg:x="8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15.5cm" svg:y1="12cm" svg:x2="15.5cm" svg:y2="12.4cm" draw:start-shape="id15" draw:start-glue-point="2" draw:end-shape="id16" draw:end-glue-point="0" svg:d="M15500 12000v400" svg:viewBox="0 0 1 401">
          <text:p/>
        </draw:connector>
        <draw:frame draw:style-name="gr8" draw:text-style-name="P7" draw:layer="layout" svg:width="14.608cm" svg:height="2.4cm" svg:x="8.2cm" svg:y="12.6cm">
          <draw:image xlink:href="Pictures/10000001000003A300000099F2D9AD8241306363.png" xlink:type="simple" xlink:show="embed" xlink:actuate="onLoad" draw:mime-type="image/png">
            <text:p/>
          </draw:image>
        </draw:frame>
        <draw:custom-shape draw:style-name="gr2" draw:text-style-name="P4" draw:layer="layout" svg:width="3cm" svg:height="1cm" svg:x="14cm" svg:y="6.2cm">
          <text:p text:style-name="P3"><text:span text:style-name="T1">Grafana </text:span></text:p>
          <text:p text:style-name="P3"><text:span text:style-name="T1">Nightly Buil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7.61026463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office:forms form:automatic-focus="false" form:apply-design-mode="false"/>
          <draw:page-thumbnail draw:style-name="gr9" draw:layer="layout" svg:width="16.932cm" svg:height="9.524cm" svg:x="1.058cm" svg:y="1.93cm" draw:page-number="2" presentation:class="page"/>
          <draw:frame presentation:style-name="pr1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verpass" svg:font-family="Overpass" style:font-pitch="variable"/>
    <style:font-face style:name="Overpass1" svg:font-family="Overpass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textarea-horizontal-align="left" draw:textarea-vertical-align="middle" draw:auto-grow-height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00" draw:gradient-step-count="64"/>
      <style:text-properties style:letter-kerning="true"/>
    </style:style>
    <style:style style:name="default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loext:opacity="100%" style:font-name="Overpass1" fo:font-family="Overpass" style:font-style-name="Regular" style:font-pitch="variable" fo:font-size="12pt" style:letter-kerning="true"/>
    </style:style>
    <style:style style:name="default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middle" draw:auto-grow-height="false" draw:fit-to-size="false" style:shrink-to-fit="true" draw:shadow-color="#000000">
        <text:list-style style:name="default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horizontal-align="justify" draw:textarea-vertical-align="middle" draw:auto-grow-height="fals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height="fals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vider-background" style:family="presentation">
      <style:graphic-properties draw:stroke="none" draw:fill="solid" draw:fill-color="#000000" draw:gradient-step-count="64"/>
      <style:text-properties style:letter-kerning="true"/>
    </style:style>
    <style:style style:name="divider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loext:opacity="100%" style:font-name="Overpass1" fo:font-family="Overpass" style:font-style-name="Regular" style:font-pitch="variable" fo:font-size="12pt" style:letter-kerning="true"/>
    </style:style>
    <style:style style:name="divider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-outline1" style:family="presentation">
      <style:graphic-properties draw:stroke="none" draw:fill="none" draw:textarea-horizontal-align="left" draw:textarea-vertical-align="middle" draw:auto-grow-height="false" draw:fit-to-size="false" style:shrink-to-fit="true" draw:shadow-color="#000000">
        <text:list-style style:name="divider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-outline2" style:family="presentation" style:parent-style-name="divider-outline1">
      <style:paragraph-properties fo:margin-top="0.4cm" fo:margin-bottom="0cm"/>
      <style:text-properties fo:font-size="28pt" style:font-size-asian="28pt" style:font-size-complex="28pt"/>
    </style:style>
    <style:style style:name="divider-outline3" style:family="presentation" style:parent-style-name="divider-outline2">
      <style:paragraph-properties fo:margin-top="0.3cm" fo:margin-bottom="0cm"/>
      <style:text-properties fo:font-size="24pt" style:font-size-asian="24pt" style:font-size-complex="24pt"/>
    </style:style>
    <style:style style:name="divider-outline4" style:family="presentation" style:parent-style-name="divider-outline3">
      <style:paragraph-properties fo:margin-top="0.2cm" fo:margin-bottom="0cm"/>
      <style:text-properties fo:font-size="20pt" style:font-size-asian="20pt" style:font-size-complex="20pt"/>
    </style:style>
    <style:style style:name="divider-outline5" style:family="presentation" style:parent-style-name="divider-outline4">
      <style:paragraph-properties fo:margin-top="0.1cm" fo:margin-bottom="0cm"/>
      <style:text-properties fo:font-size="20pt" style:font-size-asian="20pt" style:font-size-complex="20pt"/>
    </style:style>
    <style:style style:name="divider-outline6" style:family="presentation" style:parent-style-name="divider-outline5">
      <style:paragraph-properties fo:margin-top="0.1cm" fo:margin-bottom="0cm"/>
      <style:text-properties fo:font-size="20pt" style:font-size-asian="20pt" style:font-size-complex="20pt"/>
    </style:style>
    <style:style style:name="divider-outline7" style:family="presentation" style:parent-style-name="divider-outline6">
      <style:paragraph-properties fo:margin-top="0.1cm" fo:margin-bottom="0cm"/>
      <style:text-properties fo:font-size="20pt" style:font-size-asian="20pt" style:font-size-complex="20pt"/>
    </style:style>
    <style:style style:name="divider-outline8" style:family="presentation" style:parent-style-name="divider-outline7">
      <style:paragraph-properties fo:margin-top="0.1cm" fo:margin-bottom="0cm"/>
      <style:text-properties fo:font-size="20pt" style:font-size-asian="20pt" style:font-size-complex="20pt"/>
    </style:style>
    <style:style style:name="divider-outline9" style:family="presentation" style:parent-style-name="divider-outline8">
      <style:paragraph-properties fo:margin-top="0.1cm" fo:margin-bottom="0cm"/>
      <style:text-properties fo:font-size="20pt" style:font-size-asian="20pt" style:font-size-complex="20pt"/>
    </style:style>
    <style:style style:name="divider-subtitle" style:family="presentation">
      <style:graphic-properties draw:stroke="none" draw:fill="none" draw:textarea-horizontal-align="justify" draw:textarea-vertical-align="middle" draw:auto-grow-height="false">
        <text:list-style style:name="divi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-title" style:family="presentation">
      <style:graphic-properties draw:stroke="none" draw:fill="none" draw:textarea-vertical-align="middle" draw:auto-grow-height="false">
        <text:list-style style:name="divi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ver-background" style:family="presentation">
      <style:graphic-properties draw:stroke="none" draw:fill="solid" draw:fill-color="#000000" draw:gradient-step-count="64"/>
      <style:text-properties style:letter-kerning="true"/>
    </style:style>
    <style:style style:name="cover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loext:opacity="100%" style:font-name="Overpass1" fo:font-family="Overpass" style:font-style-name="Regular" style:font-pitch="variable" fo:font-size="12pt" style:letter-kerning="true"/>
    </style:style>
    <style:style style:name="cover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textarea-horizontal-align="left" draw:textarea-vertical-align="middle" draw:auto-grow-height="false" draw:fit-to-size="false" style:shrink-to-fit="true" draw:shadow-color="#000000">
        <text:list-style style:name="cover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outline2" style:family="presentation" style:parent-style-name="cover-outline1">
      <style:paragraph-properties fo:margin-top="0.4cm" fo:margin-bottom="0cm"/>
      <style:text-properties fo:font-size="28pt" style:font-size-asian="28pt" style:font-size-complex="28pt"/>
    </style:style>
    <style:style style:name="cover-outline3" style:family="presentation" style:parent-style-name="cover-outline2">
      <style:paragraph-properties fo:margin-top="0.3cm" fo:margin-bottom="0cm"/>
      <style:text-properties fo:font-size="24pt" style:font-size-asian="24pt" style:font-size-complex="24pt"/>
    </style:style>
    <style:style style:name="cover-outline4" style:family="presentation" style:parent-style-name="cover-outline3">
      <style:paragraph-properties fo:margin-top="0.2cm" fo:margin-bottom="0cm"/>
      <style:text-properties fo:font-size="20pt" style:font-size-asian="20pt" style:font-size-complex="20pt"/>
    </style:style>
    <style:style style:name="cover-outline5" style:family="presentation" style:parent-style-name="cover-outline4">
      <style:paragraph-properties fo:margin-top="0.1cm" fo:margin-bottom="0cm"/>
      <style:text-properties fo:font-size="20pt" style:font-size-asian="20pt" style:font-size-complex="20pt"/>
    </style:style>
    <style:style style:name="cover-outline6" style:family="presentation" style:parent-style-name="cover-outline5">
      <style:paragraph-properties fo:margin-top="0.1cm" fo:margin-bottom="0cm"/>
      <style:text-properties fo:font-size="20pt" style:font-size-asian="20pt" style:font-size-complex="20pt"/>
    </style:style>
    <style:style style:name="cover-outline7" style:family="presentation" style:parent-style-name="cover-outline6">
      <style:paragraph-properties fo:margin-top="0.1cm" fo:margin-bottom="0cm"/>
      <style:text-properties fo:font-size="20pt" style:font-size-asian="20pt" style:font-size-complex="20pt"/>
    </style:style>
    <style:style style:name="cover-outline8" style:family="presentation" style:parent-style-name="cover-outline7">
      <style:paragraph-properties fo:margin-top="0.1cm" fo:margin-bottom="0cm"/>
      <style:text-properties fo:font-size="20pt" style:font-size-asian="20pt" style:font-size-complex="20pt"/>
    </style:style>
    <style:style style:name="cover-outline9" style:family="presentation" style:parent-style-name="cover-outline8">
      <style:paragraph-properties fo:margin-top="0.1cm" fo:margin-bottom="0cm"/>
      <style:text-properties fo:font-size="20pt" style:font-size-asian="20pt" style:font-size-complex="20pt"/>
    </style:style>
    <style:style style:name="cover-subtitle" style:family="presentation">
      <style:graphic-properties draw:stroke="none" draw:fill="none" draw:textarea-horizontal-align="justify" draw:textarea-vertical-align="top" draw:auto-grow-height="fals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draw:fill="none" draw:textarea-vertical-align="bottom" draw:auto-grow-height="false" draw:shadow-color="#000000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Overpass1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 draw:gradient-step-count="6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/>
      <style:paragraph-properties style:writing-mode="lr-tb"/>
    </style:style>
    <style:style style:name="Mgr4" style:family="graphic" style:parent-style-name="standard">
      <style:graphic-properties draw:stroke="none" svg:stroke-width="0cm" draw:fill="solid" draw:fill-color="#719d7d" draw:textarea-vertical-align="middle" draw:auto-grow-height="false" draw:fit-to-size="false" style:shrink-to-fit="false" fo:min-height="15.242cm" fo:min-width="7.805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19d7d" draw:textarea-vertical-align="middle" draw:auto-grow-height="false" draw:fit-to-size="false" style:shrink-to-fit="false" fo:min-height="0.099cm" fo:min-width="27.492cm" fo:padding-top="0.254cm" fo:padding-bottom="0.254cm" fo:padding-left="0.254cm" fo:padding-right="0.254cm" fo:wrap-option="wrap"/>
    </style:style>
    <style:style style:name="Mpr1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" style:family="presentation" style:parent-style-name="divi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divi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cov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cov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</style:style>
    <style:style style:name="MP7" style:family="paragraph">
      <loext:graphic-properties draw:fill="solid" draw:fill-color="#719d7d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6cm" svg:height="2.257cm" svg:x="1cm" svg:y="1cm" presentation:class="title" presentation:placeholder="true">
        <draw:text-box/>
      </draw:frame>
      <draw:frame presentation:style-name="default-outline1" draw:layer="backgroundobjects" svg:width="26cm" svg:height="10.285cm" svg:x="1cm" svg:y="3.685cm" presentation:class="outline" presentation:placeholder="true">
        <draw:text-box/>
      </draw:frame>
      <draw:frame presentation:style-name="Mpr1" draw:text-style-name="MP5" draw:layer="backgroundobjects" svg:width="5.484cm" svg:height="1.355cm" svg:x="14.478cm" svg:y="14.393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7.15cm" svg:height="1.357cm" svg:x="6.35cm" svg:y="14.393cm" presentation:class="footer">
        <draw:text-box>
          <text:p text:style-name="MP6"><presentation:footer/></text:p>
        </draw:text-box>
      </draw:frame>
      <draw:frame presentation:style-name="Mpr1" draw:text-style-name="MP6" draw:layer="backgroundobjects" svg:width="6.523cm" svg:height="1.357cm" svg:x="20.977cm" svg:y="14.393cm" presentation:class="page-number">
        <draw:text-box>
          <text:p text:style-name="MP6"><text:page-number>&lt;number&gt;</text:page-number></text:p>
        </draw:text-box>
      </draw:frame>
      <draw:frame draw:style-name="Mgr3" draw:text-style-name="MP5" draw:layer="backgroundobjects" svg:width="4.826cm" svg:height="1.357cm" svg:x="0.508cm" svg:y="14.393cm">
        <draw:text-box>
          <text:p>alainpham.github.io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" style:page-layout-name="PM1" draw:style-name="Mdp1">
      <draw:frame presentation:style-name="divider-title" draw:layer="backgroundobjects" svg:width="18.05cm" svg:height="6.232cm" svg:x="1cm" svg:y="4.759cm" presentation:class="title" presentation:placeholder="true">
        <draw:text-box/>
      </draw:frame>
      <draw:frame draw:style-name="Mgr3" draw:text-style-name="MP5" draw:layer="backgroundobjects" svg:width="4.826cm" svg:height="1.357cm" svg:x="0.508cm" svg:y="14.393cm">
        <draw:text-box>
          <text:p>alainpham.github.io</text:p>
        </draw:text-box>
      </draw:frame>
      <draw:custom-shape draw:name="Google Shape;26;p6" draw:style-name="Mgr4" draw:text-style-name="MP7" draw:layer="backgroundobjects" svg:width="8.312cm" svg:height="15.749cm" svg:x="19.68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ivider-outline1" draw:layer="backgroundobjects" svg:width="6.934cm" svg:height="13.734cm" svg:x="20.066cm" svg:y="1.016cm" presentation:class="outline" presentation:placeholder="true">
        <draw:text-box/>
      </draw:frame>
      <presentation:notes style:page-layout-name="PM2">
        <draw:page-thumbnail presentation:style-name="divider-title" draw:layer="backgroundobjects" svg:width="16.932cm" svg:height="9.524cm" svg:x="1.058cm" svg:y="1.93cm" presentation:class="page"/>
        <draw:frame presentation:style-name="divider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" style:page-layout-name="PM1" draw:style-name="Mdp1">
      <draw:frame presentation:style-name="cover-title" draw:layer="backgroundobjects" svg:width="13cm" svg:height="8.652cm" svg:x="0.5cm" svg:y="1cm" presentation:class="title" presentation:placeholder="true">
        <draw:text-box/>
      </draw:frame>
      <draw:frame presentation:style-name="cover-outline1" draw:layer="backgroundobjects" svg:width="13cm" svg:height="3.373cm" svg:x="0.5cm" svg:y="10.414cm" presentation:class="outline" presentation:placeholder="true">
        <draw:text-box/>
      </draw:frame>
      <draw:custom-shape draw:name="Google Shape;13;p2" draw:style-name="Mgr5" draw:text-style-name="MP7" draw:layer="backgroundobjects" svg:width="27.999cm" svg:height="0.606cm" svg:x="0cm" svg:y="13.7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4.826cm" svg:height="1.357cm" svg:x="0.508cm" svg:y="14.393cm">
        <draw:text-box>
          <text:p>alainpham.github.io</text:p>
        </draw:text-box>
      </draw:frame>
      <presentation:notes style:page-layout-name="PM2">
        <draw:page-thumbnail presentation:style-name="cover-title" draw:layer="backgroundobjects" svg:width="16.932cm" svg:height="9.524cm" svg:x="1.058cm" svg:y="1.93cm" presentation:class="page"/>
        <draw:frame presentation:style-name="cover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date>2022-07-25T22:40:56.670591527</dc:date>
    <meta:editing-duration>PT8H59M17S</meta:editing-duration>
    <meta:editing-cycles>39</meta:editing-cycles>
    <meta:document-statistic meta:object-count="100"/>
  </office:meta>
</office:document-meta>
</file>